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14d2" officeooo:paragraph-rsid="001614d2"/>
    </style:style>
    <style:style style:name="P2" style:family="paragraph" style:parent-style-name="Text_20_body">
      <style:text-properties officeooo:rsid="001614d2" officeooo:paragraph-rsid="0016ea65"/>
    </style:style>
    <style:style style:name="P3" style:family="paragraph" style:parent-style-name="Text_20_body">
      <style:text-properties officeooo:paragraph-rsid="0016ea65"/>
    </style:style>
    <style:style style:name="P4" style:family="paragraph" style:parent-style-name="Text_20_body">
      <style:text-properties officeooo:rsid="0017a639" officeooo:paragraph-rsid="0017a639"/>
    </style:style>
    <style:style style:name="P5" style:family="paragraph" style:parent-style-name="Text_20_body">
      <style:text-properties officeooo:paragraph-rsid="001614d2"/>
    </style:style>
    <style:style style:name="P6" style:family="paragraph" style:parent-style-name="Text_20_body">
      <style:text-properties officeooo:rsid="001819ac" officeooo:paragraph-rsid="001819ac"/>
    </style:style>
    <style:style style:name="P7" style:family="paragraph" style:parent-style-name="Text_20_body">
      <style:text-properties officeooo:paragraph-rsid="001819ac"/>
    </style:style>
    <style:style style:name="P8" style:family="paragraph" style:parent-style-name="Text_20_body">
      <style:text-properties officeooo:paragraph-rsid="0019dd5f"/>
    </style:style>
    <style:style style:name="P9" style:family="paragraph" style:parent-style-name="Text_20_body">
      <style:text-properties officeooo:rsid="0019dd5f" officeooo:paragraph-rsid="0019dd5f"/>
    </style:style>
    <style:style style:name="P10" style:family="paragraph" style:parent-style-name="Text_20_body">
      <style:text-properties officeooo:paragraph-rsid="001ad0f0"/>
    </style:style>
    <style:style style:name="P11" style:family="paragraph" style:parent-style-name="Text_20_body">
      <style:text-properties officeooo:rsid="001ae0c9" officeooo:paragraph-rsid="001ae0c9"/>
    </style:style>
    <style:style style:name="P12" style:family="paragraph" style:parent-style-name="Text_20_body">
      <style:text-properties officeooo:rsid="001c4ad9" officeooo:paragraph-rsid="001c4ad9"/>
    </style:style>
    <style:style style:name="P13" style:family="paragraph" style:parent-style-name="Text_20_body">
      <style:text-properties officeooo:rsid="001c74ce" officeooo:paragraph-rsid="001c74ce"/>
    </style:style>
    <style:style style:name="P14" style:family="paragraph" style:parent-style-name="Text_20_body">
      <style:text-properties officeooo:rsid="001cbfaa" officeooo:paragraph-rsid="001cbfaa"/>
    </style:style>
    <style:style style:name="P15" style:family="paragraph" style:parent-style-name="Title">
      <style:text-properties officeooo:rsid="001614d2" officeooo:paragraph-rsid="001614d2"/>
    </style:style>
    <style:style style:name="P16" style:family="paragraph" style:parent-style-name="Heading_20_1">
      <style:text-properties officeooo:rsid="001819ac" officeooo:paragraph-rsid="001819ac"/>
    </style:style>
    <style:style style:name="P17" style:family="paragraph" style:parent-style-name="Text_20_body">
      <style:text-properties officeooo:rsid="0019dd5f" officeooo:paragraph-rsid="001614d2"/>
    </style:style>
    <style:style style:name="P18" style:family="paragraph" style:parent-style-name="Text_20_body">
      <style:text-properties officeooo:rsid="001ae0c9" officeooo:paragraph-rsid="001ae0c9"/>
    </style:style>
    <style:style style:name="P19" style:family="paragraph" style:parent-style-name="Text_20_body">
      <style:text-properties officeooo:rsid="001ae0c9" officeooo:paragraph-rsid="001c4ad9"/>
    </style:style>
    <style:style style:name="P20" style:family="paragraph" style:parent-style-name="Text_20_body">
      <style:text-properties officeooo:rsid="001dcc95" officeooo:paragraph-rsid="001dcc95"/>
    </style:style>
    <style:style style:name="P21" style:family="paragraph" style:parent-style-name="Text_20_body">
      <style:text-properties officeooo:rsid="001f6f81" officeooo:paragraph-rsid="001f6f81"/>
    </style:style>
    <style:style style:name="T1" style:family="text">
      <style:text-properties officeooo:rsid="001614d2"/>
    </style:style>
    <style:style style:name="T2" style:family="text">
      <style:text-properties officeooo:rsid="0016ea65"/>
    </style:style>
    <style:style style:name="T3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4" style:family="text">
      <style:text-properties style:use-window-font-color="true" style:font-name="Liberation Serif" officeooo:rsid="001614d2"/>
    </style:style>
    <style:style style:name="T5" style:family="text">
      <style:text-properties style:use-window-font-color="true" style:font-name="Liberation Serif" officeooo:rsid="0016ea65"/>
    </style:style>
    <style:style style:name="T6" style:family="text">
      <style:text-properties officeooo:rsid="0019dd5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f437" style:font-style-asian="normal" style:font-style-complex="normal"/>
    </style:style>
    <style:style style:name="T9" style:family="text">
      <style:text-properties fo:font-style="normal" officeooo:rsid="001ad0f0" style:font-style-asian="normal" style:font-style-complex="normal"/>
    </style:style>
    <style:style style:name="T10" style:family="text">
      <style:text-properties style:font-name="Open Sans" fo:font-size="12pt" fo:font-style="normal" fo:font-weight="normal"/>
    </style:style>
    <style:style style:name="T11" style:family="text">
      <style:text-properties officeooo:rsid="001f6f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notações dos cursos da plataforma IoT.</text:p>
      <text:p text:style-name="P1"/>
      <text:h text:style-name="P16" text:outline-level="1">Eletrônica: Conceitos e componentes básicos.</text:h>
      <text:p text:style-name="P5"/>
      <text:p text:style-name="P8"><text:span text:style-name="Emphasis"><text:span text:style-name="T6">Aula 01:</text:span></text:span></text:p>
      <text:p text:style-name="P17">Quanto ligamos um LED a uma bateria por um fio, podemos dizer que temos um circuito. </text:p>
      <text:p text:style-name="P1">Tensão, <text:span text:style-name="T2">é a pressão em que a bateria se encontra. A diferença de potencial entre os polos da bateria.</text:span></text:p>
      <text:p text:style-name="P2">Corrente, é o fluxo de elétrons que passa pelo circuito.</text:p>
      <text:p text:style-name="P1">Para medir o fluxo de elétrons, é necessário um multímetro, configurado para medir os amperes do circuito, e para medir a tensão, o multímetro deve ser configurado para medir os volts.</text:p>
      <text:p text:style-name="P3"><text:span text:style-name="T1">Resistor, é o componente eletrônico que diminui o fluxo de elétrons, diminui a tensão, o que deixa o LED, do exemplo, com uma luz mais fraca. E eles são medidos em ô</text:span><text:span text:style-name="T4">mega, </text:span><text:span text:style-name="T3">Ohms, ou Ω.</text:span><text:span text:style-name="T5"> </text:span></text:p>
      <text:p text:style-name="P1">Ocorre um curto circuito, quando ligamos os polos da bateria por um fio, podendo até explodir a bateria, pois os elétrons corre pelo fio esquenta o fio e a descarrega a bateria.</text:p>
      <text:p text:style-name="P4">No LED, temos o terminal maior, que é positivo, catódico, e o menor, que é negativo, anodo.</text:p>
      <text:p text:style-name="P4"/>
      <text:p text:style-name="P4"/>
      <text:p text:style-name="P9">Aula 02:</text:p>
      <text:p text:style-name="P20">Multímetro é uma ferramenta usada para medir os componentes eletrônicos, como a tensão de uma bateria ou pilha, a corrente do circuito, ou a potencia dos resistores em Ohms.</text:p>
      <text:p text:style-name="P21">Para usar seu multímetro, plugue o cabo vermelho ao conector no qual está escrito V e o preto ao conector COM.</text:p>
      <text:p text:style-name="P20">Em um Multímetro, há opção para se medir, e os números significam o máximo da opção, então quanto se encontra o numero 20, quer dizer que você pode medir objetos de até 20 Volts, Watts, entre outros.</text:p>
      <text:p text:style-name="P20">A tensão é medida em Volts, com a ponta de prova positiva do multímetro no terminal <text:span text:style-name="T11">positivo</text:span> da bateria, e o <text:span text:style-name="T11">negativo</text:span> da bateria no negativo do multímetro. A corrente, é medida em Amperes, em qualquer ponto do circuito, separando algum fio do circuito e posicionando as pontas de prova do multímetros, de forma em que faz uma ligação com o circuito. A resistência é medida em <text:s/>Ohms e para fazer essa medida, basta posicionar as pontas de priva, nos terminais do multímetro.</text:p>
      <text:h text:style-name="P16" text:outline-level="1"><text:soft-page-break/>Programação Física com Arduíno.</text:h>
      <text:p text:style-name="P7"/>
      <text:p text:style-name="P8"><text:span text:style-name="Emphasis"><text:span text:style-name="T6">Aula 01:</text:span></text:span></text:p>
      <text:p text:style-name="Text_20_body"><text:span text:style-name="Emphasis"><text:span text:style-name="T7">Para trabalhar com Arduíno, é necessário fazer a ligação entre o Hardware e o Software, o Software, usara de uma linguagem de programação, para interligar e manipular os Hardwares, enquanto os mesmos, fara o ação ordenada pelo programador, por meio da linguagem.</text:span></text:span></text:p>
      <text:p text:style-name="P10"><text:span text:style-name="Emphasis"><text:span text:style-name="T7">O programa Blink, que significa piscar, faz o LED piscar em um loop que tem intervalos de 1s.</text:span></text:span></text:p>
      <text:p text:style-name="Text_20_body"><text:span text:style-name="Emphasis"><text:span text:style-name="T7">void setup() {</text:span></text:span></text:p>
      <text:p text:style-name="Text_20_body"><text:span text:style-name="Emphasis"><text:span text:style-name="T7">// </text:span></text:span><text:span text:style-name="Emphasis"><text:span text:style-name="T9">a função setup, serve para fazer as configurações iniciais do programa</text:span></text:span></text:p>
      <text:p text:style-name="P10"><text:span text:style-name="Emphasis"><text:span text:style-name="T7"><text:s text:c="2"/>pinMode(13, OUTPUT);</text:span></text:span></text:p>
      <text:p text:style-name="P10"><text:span text:style-name="Emphasis"><text:span text:style-name="T7">// </text:span></text:span><text:span text:style-name="Emphasis"><text:span text:style-name="T8">pinMode, configura as portas do Arduíno, e segue dos parâmetros, n° da porta + OUTPUT, saída ou INPUT, entrada.</text:span></text:span></text:p>
      <text:p text:style-name="Text_20_body"><text:span text:style-name="Emphasis"><text:span text:style-name="T7">}</text:span></text:span></text:p>
      <text:p text:style-name="Text_20_body"><text:span text:style-name="Emphasis"><text:span text:style-name="T7">void loop() {</text:span></text:span></text:p>
      <text:p text:style-name="P10"><text:span text:style-name="Emphasis"><text:span text:style-name="T9">// a função loop cria um loop</text:span></text:span></text:p>
      <text:p text:style-name="Text_20_body"><text:span text:style-name="Emphasis"><text:span text:style-name="T7"><text:s text:c="2"/>digitalWrite(13, HIGH);</text:span></text:span></text:p>
      <text:p text:style-name="P10"><text:span text:style-name="Emphasis"><text:span text:style-name="T8">// digitalWrite, segue os parâmetros de porta + HIGH ou LOW, o HIGH vem de 5V de tensão, e o LOW, vem do 0V de tensão</text:span></text:span></text:p>
      <text:p text:style-name="Text_20_body"><text:span text:style-name="Emphasis"><text:span text:style-name="T7"><text:s text:c="2"/>delay(1000);</text:span></text:span></text:p>
      <text:p text:style-name="Text_20_body"><text:span text:style-name="Emphasis"><text:span text:style-name="T7"><text:s text:c="2"/>digitalWrite(13, LOW);</text:span></text:span></text:p>
      <text:p text:style-name="Text_20_body"><text:span text:style-name="Emphasis"><text:span text:style-name="T7"><text:s text:c="2"/>delay(1000);</text:span></text:span></text:p>
      <text:p text:style-name="P10"><text:span text:style-name="Emphasis"><text:span text:style-name="T7">// </text:span></text:span><text:span text:style-name="Emphasis"><text:span text:style-name="T9">delay, pausa o código por um tempo, que sera posto como parâmetro. </text:span></text:span></text:p>
      <text:p text:style-name="Text_20_body"><text:span text:style-name="Emphasis"><text:span text:style-name="T7">}</text:span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P9">Aula 02:</text:p>
      <text:p text:style-name="Text_20_body"/>
      <text:p text:style-name="Text_20_body"/>
      <text:h text:style-name="P16" text:outline-level="1">Introdução a Internet das Coisas.</text:h>
      <text:p text:style-name="P7"/>
      <text:p text:style-name="P9">Aula 01:</text:p>
      <text:p text:style-name="P11"><text:soft-page-break/>Internet surgiu de uma necessidade do exercito de guardar seus dados não só em uma base militar, não só em característica local, mas <text:s/>remota, ou seja, em todas as bases, ao mesmo tempo, de modo que não houvesse a perda de dados por algum ataque nas bases militares, durante a guerra fria.</text:p>
      <text:p text:style-name="P11">O roteador, nos liga aos servidores que permite com que acessamos a páginas WEB, e até controlemos um computador de diferentes localidades. E o nome de tudo isso são redes de computadores, onde o no primeiro exemplo o seu computador é o numero um, após vem o computador dois, que é o seu roteador e assim os servidores. </text:p>
      <text:p text:style-name="P11">Há vários tipos de redes de computadores, existe a rede:</text:p>
      <text:p text:style-name="P11">WAN, Wide Area Network, rede de longas distancias, nela entra os servidores conectados ao longo do mundo, por cabos submarinos, terrestres ou satélites.</text:p>
      <text:p text:style-name="P11">MAN, Metropolitan Area Network, rede metropolitana, nela temos servidores conetados em curtas distancias, como as cidades.</text:p>
      <text:p text:style-name="P11">LAN, Local Area Network, rede local, nela temos computados conectados entre si, por meio de cados de rede.</text:p>
      <text:p text:style-name="P19">PAN, Personal Area Network, rede domestica, nela temos objetos conectados por fio ou wireless, sem fio, ou seja, wifi ou bluetooth, com o alcance de até 10 metros e nessa rede entra a IoT, que vamos estudar em breve.</text:p>
      <text:p text:style-name="P12">As redes, podem estarem interconectadas umas com outras, como uma LAN, com uma MAN.</text:p>
      <text:p text:style-name="P12">E quando ela é muito grande, a chamamos de Internet.</text:p>
      <text:p text:style-name="P13">DNS, Domain Name System, servidor de nome, é onde estão guardados, todos os IP, dos servidores que exitem no mundo todo.</text:p>
      <text:p text:style-name="P13">Seu histórico de navegação, guarda os IP dos servidores que você navegou.</text:p>
      <text:p text:style-name="P14">Podem haver várias rotas para chegar até os servidor, e os roteadores, escolhem qual a melhor rota para chegar, navegando entre roteadores até chegar.</text:p>
      <text:p text:style-name="P13"/>
      <text:p text:style-name="P9">Aula 02: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22:31:00.709541609</meta:creation-date>
    <dc:date>2020-05-21T02:05:45.668454592</dc:date>
    <meta:editing-duration>PT1H14M1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49" meta:word-count="813" meta:character-count="4651" meta:non-whitespace-character-count="3871"/>
  </office:meta>
</office:document-meta>
</file>